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Standard">
      <style:paragraph-properties fo:text-align="center" style:justify-single-word="false"/>
      <style:text-properties officeooo:rsid="0009761c" officeooo:paragraph-rsid="0009761c"/>
    </style:style>
    <style:style style:name="P2" style:family="paragraph" style:parent-style-name="Standard">
      <style:paragraph-properties fo:text-align="start" style:justify-single-word="false"/>
      <style:text-properties officeooo:rsid="0009761c" officeooo:paragraph-rsid="0009761c"/>
    </style:style>
    <style:style style:name="P3" style:family="paragraph" style:parent-style-name="Standard">
      <style:paragraph-properties fo:text-align="start" style:justify-single-word="false"/>
      <style:text-properties officeooo:rsid="0016c8ad" officeooo:paragraph-rsid="0016c8ad"/>
    </style:style>
    <style:style style:name="P4" style:family="paragraph" style:parent-style-name="Standard">
      <style:paragraph-properties fo:text-align="start" style:justify-single-word="false"/>
      <style:text-properties fo:font-weight="bold" officeooo:rsid="0009761c" officeooo:paragraph-rsid="0009761c" style:font-weight-asian="bold" style:font-weight-complex="bold"/>
    </style:style>
    <style:style style:name="P5" style:family="paragraph" style:parent-style-name="Standard" style:list-style-name="L1">
      <style:paragraph-properties fo:text-align="start" style:justify-single-word="false"/>
      <style:text-properties fo:font-weight="normal" officeooo:rsid="0009761c" officeooo:paragraph-rsid="0009761c"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17f815" officeooo:paragraph-rsid="0017f815" style:font-weight-asian="normal" style:font-weight-complex="normal"/>
    </style:style>
    <style:style style:name="P7" style:family="paragraph" style:parent-style-name="Standard" style:list-style-name="L2">
      <style:paragraph-properties fo:text-align="start" style:justify-single-word="false"/>
      <style:text-properties officeooo:paragraph-rsid="000ca9e5"/>
    </style:style>
    <style:style style:name="P8" style:family="paragraph" style:parent-style-name="Standard">
      <style:paragraph-properties fo:text-align="start" style:justify-single-word="false"/>
      <style:text-properties fo:font-weight="normal" officeooo:rsid="0009761c" officeooo:paragraph-rsid="0009761c" style:font-weight-asian="normal" style:font-weight-complex="normal"/>
    </style:style>
    <style:style style:name="P9" style:family="paragraph" style:parent-style-name="Standard">
      <style:paragraph-properties fo:text-align="start" style:justify-single-word="false"/>
      <style:text-properties fo:font-weight="normal" officeooo:rsid="000b1000" officeooo:paragraph-rsid="000b1000" style:font-weight-asian="normal" style:font-weight-complex="normal"/>
    </style:style>
    <style:style style:name="P10" style:family="paragraph" style:parent-style-name="Standard">
      <style:paragraph-properties fo:text-align="start" style:justify-single-word="false"/>
      <style:text-properties fo:font-weight="normal" officeooo:rsid="000ca9e5" officeooo:paragraph-rsid="000ca9e5" style:font-weight-asian="normal" style:font-weight-complex="normal"/>
    </style:style>
    <style:style style:name="P11" style:family="paragraph" style:parent-style-name="Standard">
      <style:paragraph-properties fo:text-align="start" style:justify-single-word="false"/>
      <style:text-properties fo:font-weight="bold" officeooo:rsid="000ca9e5" officeooo:paragraph-rsid="000ca9e5" style:font-weight-asian="bold" style:font-weight-complex="bold"/>
    </style:style>
    <style:style style:name="P12" style:family="paragraph" style:parent-style-name="Standard" style:list-style-name="L3">
      <style:paragraph-properties fo:text-align="start" style:justify-single-word="false"/>
      <style:text-properties fo:font-weight="normal" officeooo:rsid="000ca9e5" officeooo:paragraph-rsid="000ca9e5" style:font-weight-asian="normal" style:font-weight-complex="normal"/>
    </style:style>
    <style:style style:name="P13" style:family="paragraph" style:parent-style-name="Standard" style:list-style-name="L4">
      <style:paragraph-properties fo:text-align="start" style:justify-single-word="false"/>
      <style:text-properties officeooo:paragraph-rsid="000ca9e5"/>
    </style:style>
    <style:style style:name="P14" style:family="paragraph" style:parent-style-name="Standard" style:list-style-name="L4">
      <style:paragraph-properties fo:text-align="start" style:justify-single-word="false"/>
      <style:text-properties officeooo:paragraph-rsid="000ddf5f"/>
    </style:style>
    <style:style style:name="P15" style:family="paragraph" style:parent-style-name="Standard" style:list-style-name="L5">
      <style:paragraph-properties fo:text-align="start" style:justify-single-word="false"/>
      <style:text-properties officeooo:paragraph-rsid="000ddf5f"/>
    </style:style>
    <style:style style:name="P16" style:family="paragraph" style:parent-style-name="Standard" style:list-style-name="L5">
      <style:paragraph-properties fo:text-align="start" style:justify-single-word="false"/>
      <style:text-properties officeooo:rsid="001168fc" officeooo:paragraph-rsid="001168fc"/>
    </style:style>
    <style:style style:name="P17" style:family="paragraph" style:parent-style-name="Standard" style:list-style-name="L6">
      <style:paragraph-properties fo:text-align="start" style:justify-single-word="false"/>
      <style:text-properties officeooo:paragraph-rsid="0010b4de"/>
    </style:style>
    <style:style style:name="P18" style:family="paragraph" style:parent-style-name="Standard" style:list-style-name="L6">
      <style:paragraph-properties fo:text-align="start" style:justify-single-word="false"/>
      <style:text-properties officeooo:rsid="0010b4de" officeooo:paragraph-rsid="0010b4de"/>
    </style:style>
    <style:style style:name="P19" style:family="paragraph" style:parent-style-name="Standard" style:list-style-name="L7">
      <style:paragraph-properties fo:text-align="start" style:justify-single-word="false"/>
      <style:text-properties officeooo:paragraph-rsid="000ddf5f"/>
    </style:style>
    <style:style style:name="P20" style:family="paragraph" style:parent-style-name="Standard" style:list-style-name="L7">
      <style:paragraph-properties fo:text-align="start" style:justify-single-word="false"/>
      <style:text-properties officeooo:rsid="000e9cb9" officeooo:paragraph-rsid="000e9cb9"/>
    </style:style>
    <style:style style:name="P21" style:family="paragraph" style:parent-style-name="Standard" style:list-style-name="L7">
      <style:paragraph-properties fo:text-align="start" style:justify-single-word="false"/>
      <style:text-properties officeooo:rsid="000e9cb9" officeooo:paragraph-rsid="001012a8"/>
    </style:style>
    <style:style style:name="P22" style:family="paragraph" style:parent-style-name="Standard">
      <style:paragraph-properties fo:text-align="start" style:justify-single-word="false"/>
      <style:text-properties officeooo:rsid="001168fc" officeooo:paragraph-rsid="001168fc"/>
    </style:style>
    <style:style style:name="P23" style:family="paragraph" style:parent-style-name="Standard" style:list-style-name="L8">
      <style:paragraph-properties fo:text-align="start" style:justify-single-word="false"/>
      <style:text-properties fo:font-weight="normal" officeooo:rsid="00125def" officeooo:paragraph-rsid="00125def" style:font-weight-asian="normal" style:font-weight-complex="normal"/>
    </style:style>
    <style:style style:name="P24" style:family="paragraph" style:parent-style-name="Standard" style:list-style-name="L9">
      <style:paragraph-properties fo:text-align="start" style:justify-single-word="false"/>
      <style:text-properties officeooo:rsid="00159dc5" officeooo:paragraph-rsid="00159dc5"/>
    </style:style>
    <style:style style:name="P25" style:family="paragraph" style:parent-style-name="Standard" style:list-style-name="L10">
      <style:paragraph-properties fo:text-align="start" style:justify-single-word="false"/>
      <style:text-properties fo:font-weight="normal" officeooo:rsid="00159dc5" officeooo:paragraph-rsid="00159dc5" style:font-weight-asian="normal" style:font-weight-complex="normal"/>
    </style:style>
    <style:style style:name="P26" style:family="paragraph" style:parent-style-name="Standard" style:list-style-name="L11">
      <style:paragraph-properties fo:text-align="start" style:justify-single-word="false"/>
      <style:text-properties fo:font-weight="normal" officeooo:rsid="00159dc5" officeooo:paragraph-rsid="00159dc5" style:font-weight-asian="normal" style:font-weight-complex="normal"/>
    </style:style>
    <style:style style:name="P27" style:family="paragraph" style:parent-style-name="Standard" style:list-style-name="L12">
      <style:paragraph-properties fo:text-align="start" style:justify-single-word="false"/>
      <style:text-properties fo:font-weight="normal" officeooo:rsid="00159dc5" officeooo:paragraph-rsid="00159dc5" style:font-weight-asian="normal" style:font-weight-complex="normal"/>
    </style:style>
    <style:style style:name="P28" style:family="paragraph" style:parent-style-name="Standard">
      <style:paragraph-properties fo:text-align="start" style:justify-single-word="false"/>
      <style:text-properties fo:font-weight="bold" officeooo:rsid="00125def" officeooo:paragraph-rsid="00125def" style:font-weight-asian="bold" style:font-weight-complex="bold"/>
    </style:style>
    <style:style style:name="P29" style:family="paragraph" style:parent-style-name="Standard">
      <style:paragraph-properties fo:text-align="start" style:justify-single-word="false"/>
      <style:text-properties officeooo:rsid="00159dc5" officeooo:paragraph-rsid="00159dc5"/>
    </style:style>
    <style:style style:name="P30" style:family="paragraph" style:parent-style-name="Standard">
      <style:paragraph-properties fo:text-align="start" style:justify-single-word="false"/>
      <style:text-properties fo:font-weight="bold" officeooo:rsid="00161ecc" officeooo:paragraph-rsid="00161ecc" style:font-weight-asian="bold" style:font-weight-complex="bold"/>
    </style:style>
    <style:style style:name="P31" style:family="paragraph" style:parent-style-name="Standard" style:list-style-name="L13">
      <style:paragraph-properties fo:text-align="start" style:justify-single-word="false"/>
      <style:text-properties fo:font-weight="normal" officeooo:rsid="00161ecc" officeooo:paragraph-rsid="00161ecc" style:font-weight-asian="normal" style:font-weight-complex="normal"/>
    </style:style>
    <style:style style:name="P32" style:family="paragraph" style:parent-style-name="Standard" style:list-style-name="L14">
      <style:paragraph-properties fo:text-align="start" style:justify-single-word="false"/>
      <style:text-properties fo:font-weight="normal" officeooo:rsid="00161ecc" officeooo:paragraph-rsid="00161ecc" style:font-weight-asian="normal" style:font-weight-complex="normal"/>
    </style:style>
    <style:style style:name="P33" style:family="paragraph" style:parent-style-name="Standard" style:list-style-name="L13">
      <style:paragraph-properties fo:text-align="start" style:justify-single-word="false"/>
      <style:text-properties fo:color="#000000" loext:opacity="100%" style:font-name="Liberation Serif" fo:font-size="12pt" fo:font-weight="normal" officeooo:rsid="00161ecc" officeooo:paragraph-rsid="00161ecc" style:font-size-asian="12pt" style:font-weight-asian="normal" style:font-name-complex="Liberation Serif" style:font-size-complex="12pt" style:font-weight-complex="normal"/>
    </style:style>
    <style:style style:name="P34" style:family="paragraph" style:parent-style-name="Standard" style:list-style-name="L15">
      <style:paragraph-properties fo:text-align="start" style:justify-single-word="false"/>
      <style:text-properties officeooo:paragraph-rsid="0016c8ad"/>
    </style:style>
    <style:style style:name="P35" style:family="paragraph" style:parent-style-name="Standard" style:list-style-name="L15">
      <style:paragraph-properties fo:text-align="start" style:justify-single-word="false"/>
      <style:text-properties fo:color="#000000" loext:opacity="100%" style:font-name="Liberation Serif" fo:font-size="12pt" officeooo:rsid="0016c8ad" officeooo:paragraph-rsid="0016c8ad" style:font-size-asian="12pt" style:font-name-complex="Liberation Serif" style:font-size-complex="12pt"/>
    </style:style>
    <style:style style:name="P36" style:family="paragraph" style:parent-style-name="Standard" style:list-style-name="L13">
      <style:paragraph-properties fo:text-align="start" style:justify-single-word="false"/>
      <style:text-properties fo:font-weight="normal" officeooo:rsid="0016c8ad" officeooo:paragraph-rsid="0016c8ad" style:font-weight-asian="normal" style:font-weight-complex="normal"/>
    </style:style>
    <style:style style:name="P37" style:family="paragraph" style:parent-style-name="Standard" style:list-style-name="L16">
      <style:paragraph-properties fo:text-align="start" style:justify-single-word="false"/>
      <style:text-properties fo:font-weight="normal" officeooo:rsid="0016c8ad" officeooo:paragraph-rsid="0016c8ad" style:font-weight-asian="normal" style:font-weight-complex="normal"/>
    </style:style>
    <style:style style:name="P38" style:family="paragraph" style:parent-style-name="Standard">
      <style:paragraph-properties fo:text-align="start" style:justify-single-word="false"/>
      <style:text-properties fo:font-weight="normal" officeooo:rsid="0016c8ad" officeooo:paragraph-rsid="0016c8ad" style:font-weight-asian="normal" style:font-weight-complex="normal"/>
    </style:style>
    <style:style style:name="P39" style:family="paragraph" style:parent-style-name="Standard">
      <style:paragraph-properties fo:text-align="start" style:justify-single-word="false"/>
      <style:text-properties fo:font-weight="normal" officeooo:rsid="0017f815" officeooo:paragraph-rsid="0017f815" style:font-weight-asian="normal" style:font-weight-complex="normal"/>
    </style:style>
    <style:style style:name="P40" style:family="paragraph" style:parent-style-name="Standard">
      <style:paragraph-properties fo:text-align="start" style:justify-single-word="false"/>
      <style:text-properties fo:font-weight="bold" officeooo:rsid="0017f815" officeooo:paragraph-rsid="0017f815" style:font-weight-asian="bold" style:font-weight-complex="bold"/>
    </style:style>
    <style:style style:name="P41" style:family="paragraph" style:parent-style-name="Standard" style:list-style-name="L17">
      <style:paragraph-properties fo:text-align="start" style:justify-single-word="false"/>
      <style:text-properties officeooo:paragraph-rsid="0017f815"/>
    </style:style>
    <style:style style:name="P42" style:family="paragraph" style:parent-style-name="Standard" style:list-style-name="L17">
      <style:paragraph-properties fo:text-align="start" style:justify-single-word="false"/>
      <style:text-properties officeooo:rsid="0017f815" officeooo:paragraph-rsid="0017f815"/>
    </style:style>
    <style:style style:name="P43" style:family="paragraph" style:parent-style-name="Standard" style:list-style-name="L3">
      <style:paragraph-properties fo:text-align="start" style:justify-single-word="false"/>
      <style:text-properties fo:font-weight="normal" officeooo:rsid="000ddf5f" officeooo:paragraph-rsid="000ddf5f" style:font-weight-asian="normal" style:font-weight-complex="normal"/>
    </style:style>
    <style:style style:name="T1" style:family="text">
      <style:text-properties officeooo:rsid="0017f815"/>
    </style:style>
    <style:style style:name="T2" style:family="text">
      <style:text-properties officeooo:rsid="000b1000"/>
    </style:style>
    <style:style style:name="T3" style:family="text">
      <style:text-properties officeooo:rsid="000ca9e5"/>
    </style:style>
    <style:style style:name="T4" style:family="text">
      <style:text-properties fo:font-weight="normal" officeooo:rsid="000ca9e5" style:font-weight-asian="normal" style:font-weight-complex="normal"/>
    </style:style>
    <style:style style:name="T5" style:family="text">
      <style:text-properties officeooo:rsid="001168fc"/>
    </style:style>
    <style:style style:name="T6" style:family="text">
      <style:text-properties fo:font-weight="normal" officeooo:rsid="000ddf5f" style:font-weight-asian="normal" style:font-weight-complex="normal"/>
    </style:style>
    <style:style style:name="T7" style:family="text">
      <style:text-properties fo:font-weight="normal" officeooo:rsid="001168fc" style:font-weight-asian="normal" style:font-weight-complex="normal"/>
    </style:style>
    <style:style style:name="T8" style:family="text">
      <style:text-properties fo:font-weight="normal" officeooo:rsid="0010b4de" style:font-weight-asian="normal" style:font-weight-complex="normal"/>
    </style:style>
    <style:style style:name="T9" style:family="text">
      <style:text-properties fo:font-weight="normal" style:font-weight-asian="normal" style:font-weight-complex="normal"/>
    </style:style>
    <style:style style:name="T10" style:family="text">
      <style:text-properties officeooo:rsid="000ddf5f"/>
    </style:style>
    <style:style style:name="T11" style:family="text">
      <style:text-properties officeooo:rsid="0010b4de"/>
    </style:style>
    <style:style style:name="T12" style:family="text">
      <style:text-properties fo:font-weight="normal" officeooo:rsid="000e9cb9" style:font-weight-asian="normal" style:font-weight-complex="normal"/>
    </style:style>
    <style:style style:name="T13" style:family="text">
      <style:text-properties fo:color="#000000" loext:opacity="100%" style:font-name="Liberation Serif" fo:font-size="12pt" fo:font-weight="normal" officeooo:rsid="000e9cb9" style:font-size-asian="12pt" style:font-weight-asian="normal" style:font-size-complex="12pt" style:font-weight-complex="normal"/>
    </style:style>
    <style:style style:name="T14" style:family="text">
      <style:text-properties fo:font-variant="normal" fo:text-transform="none" fo:color="#000000" loext:opacity="100%" style:font-name="Liberation Serif" fo:font-size="12pt" fo:letter-spacing="normal" fo:language="pl" fo:country="PL" fo:font-style="normal" fo:font-weight="normal" style:font-size-asian="12pt" style:font-size-complex="12pt"/>
    </style:style>
    <style:style style:name="T15" style:family="text">
      <style:text-properties fo:font-variant="normal" fo:text-transform="none" fo:color="#000000" loext:opacity="100%" style:font-name="Liberation Serif" fo:font-size="12pt" fo:letter-spacing="normal" fo:language="pl" fo:country="PL" fo:font-style="normal" fo:font-weight="normal" officeooo:rsid="000e9cb9" style:font-size-asian="12pt" style:font-size-complex="12pt"/>
    </style:style>
    <style:style style:name="T16" style:family="text">
      <style:text-properties fo:font-variant="normal" fo:text-transform="none" fo:color="#000000" loext:opacity="100%" style:font-name="Liberation Serif" fo:font-size="12pt" fo:letter-spacing="normal" fo:language="pl" fo:country="PL" fo:font-style="normal" fo:font-weight="normal" officeooo:rsid="001012a8" style:font-size-asian="12pt" style:font-size-complex="12pt"/>
    </style:style>
    <style:style style:name="T17" style:family="text">
      <style:text-properties fo:font-variant="normal" fo:text-transform="none" fo:color="#000000" loext:opacity="100%" style:font-name="Liberation Serif" fo:font-size="12pt" fo:letter-spacing="normal" fo:language="pl" fo:country="PL" fo:font-style="normal" fo:font-weight="normal" officeooo:rsid="00125def" style:font-size-asian="12pt" style:font-size-complex="12pt"/>
    </style:style>
    <style:style style:name="T18" style:family="text">
      <style:text-properties fo:font-variant="normal" fo:text-transform="none" fo:color="#000000" loext:opacity="100%" style:font-name="Liberation Serif" fo:font-size="12pt" fo:letter-spacing="normal" fo:language="pl" fo:country="PL" fo:font-style="normal" fo:font-weight="bold" officeooo:rsid="00125def" style:font-size-asian="12pt" style:font-weight-asian="bold" style:font-size-complex="12pt" style:font-weight-complex="bold"/>
    </style:style>
    <style:style style:name="T19" style:family="text">
      <style:text-properties fo:font-variant="normal" fo:text-transform="none" fo:color="#000000" loext:opacity="100%" style:font-name="Liberation Serif" fo:font-size="12pt" fo:letter-spacing="normal" fo:language="pl" fo:country="PL" fo:font-style="normal" style:font-size-asian="12pt" style:font-size-complex="12pt"/>
    </style:style>
    <style:style style:name="T20" style:family="text">
      <style:text-properties fo:font-variant="normal" fo:text-transform="none" fo:color="#000000" loext:opacity="100%" style:font-name="Liberation Serif" fo:font-size="12pt" fo:letter-spacing="normal" fo:language="pl" fo:country="PL" fo:font-style="normal" officeooo:rsid="00125def" style:font-size-asian="12pt" style:font-size-complex="12pt"/>
    </style:style>
    <style:style style:name="T21" style:family="text">
      <style:text-properties fo:font-variant="normal" fo:text-transform="none" fo:color="#000000" loext:opacity="100%" style:font-name="Liberation Serif" fo:font-size="12pt" fo:letter-spacing="normal" fo:language="pl" fo:country="PL" fo:font-style="normal" officeooo:rsid="00159dc5" style:font-size-asian="12pt" style:font-size-complex="12pt"/>
    </style:style>
    <style:style style:name="T22" style:family="text">
      <style:text-properties fo:font-variant="normal" fo:text-transform="none" fo:color="#000000" loext:opacity="100%" style:font-name="Liberation Serif" fo:font-size="12pt" fo:letter-spacing="normal" fo:language="pl" fo:country="PL" fo:font-style="normal" fo:font-weight="normal" style:font-size-asian="12pt" style:font-weight-asian="normal" style:font-size-complex="12pt" style:font-weight-complex="normal"/>
    </style:style>
    <style:style style:name="T23" style:family="text">
      <style:text-properties fo:font-variant="normal" fo:text-transform="none" fo:color="#000000" loext:opacity="100%" style:font-name="Liberation Serif" fo:font-size="12pt" fo:letter-spacing="normal" fo:language="pl" fo:country="PL" fo:font-style="normal" fo:font-weight="normal" officeooo:rsid="00161ecc" style:font-size-asian="12pt" style:font-weight-asian="normal" style:font-size-complex="12pt" style:font-weight-complex="normal"/>
    </style:style>
    <style:style style:name="T24" style:family="text">
      <style:text-properties fo:font-variant="normal" fo:text-transform="none" fo:color="#000000" loext:opacity="100%" style:font-name="Liberation Serif" fo:font-size="12pt" fo:letter-spacing="normal" fo:language="pl" fo:country="PL" fo:font-style="normal" officeooo:rsid="0016c8ad" style:font-size-asian="12pt" style:font-size-complex="12pt"/>
    </style:style>
    <style:style style:name="T25" style:family="text">
      <style:text-properties fo:font-variant="normal" fo:text-transform="none" fo:letter-spacing="normal" fo:language="pl" fo:country="PL" fo:font-style="normal"/>
    </style:style>
    <style:style style:name="T26" style:family="text">
      <style:text-properties fo:font-variant="normal" fo:text-transform="none" fo:letter-spacing="normal" fo:language="pl" fo:country="PL" fo:font-style="normal" officeooo:rsid="0016c8ad"/>
    </style:style>
    <style:style style:name="T27" style:family="text">
      <style:text-properties fo:font-variant="normal" fo:text-transform="none" fo:color="#000000" loext:opacity="100%" style:font-name="Liberation Serif" fo:font-size="12pt" fo:letter-spacing="normal" fo:language="pl" fo:country="PL" fo:font-style="normal" fo:font-weight="normal" officeooo:rsid="0016c8ad" style:font-size-asian="12pt" style:font-weight-asian="normal" style:font-name-complex="Liberation Serif" style:font-size-complex="12pt" style:font-weight-complex="normal"/>
    </style:style>
    <style:style style:name="T28" style:family="text">
      <style:text-properties fo:font-variant="normal" fo:text-transform="none" fo:color="#000000" loext:opacity="100%" style:font-name="Liberation Serif" fo:font-size="12pt" fo:letter-spacing="normal" fo:language="pl" fo:country="PL" fo:font-style="normal" style:font-size-asian="12pt" style:font-name-complex="Liberation Serif" style:font-size-complex="12pt" style:font-style-complex="normal" style:font-weight-complex="normal"/>
    </style:style>
    <style:style style:name="T29" style:family="text">
      <style:text-properties fo:font-variant="normal" fo:text-transform="none" fo:color="#000000" loext:opacity="100%" style:font-name="Liberation Serif" fo:font-size="12pt" fo:letter-spacing="normal" fo:language="pl" fo:country="PL" fo:font-style="normal" fo:font-weight="normal" style:font-size-asian="12pt" style:font-name-complex="Liberation Serif" style:font-size-complex="12pt"/>
    </style:style>
    <style:style style:name="T30" style:family="text">
      <style:text-properties fo:font-variant="normal" fo:text-transform="none" fo:color="#000000" loext:opacity="100%" style:font-name="Liberation Serif" fo:font-size="12pt" fo:letter-spacing="normal" fo:language="pl" fo:country="PL" fo:font-style="normal" style:font-size-asian="12pt" style:font-name-complex="Liberation Serif" style:font-size-complex="12pt"/>
    </style:style>
    <style:style style:name="T31" style:family="text">
      <style:text-properties fo:font-variant="normal" fo:text-transform="none" fo:color="#000000" loext:opacity="100%" style:font-name="Liberation Serif" fo:font-size="12pt" fo:letter-spacing="normal" fo:language="pl" fo:country="PL" fo:font-style="normal" fo:font-weight="normal" officeooo:rsid="0017f815" style:font-size-asian="12pt" style:font-weight-asian="normal" style:font-size-complex="12pt"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RL Couple Meeting Prototype Dialogue</text:p>
      <text:p text:style-name="P1"/>
      <text:p text:style-name="P2">M: Magdalena</text:p>
      <text:p text:style-name="P2">L: Lekshmy</text:p>
      <text:p text:style-name="P2"/>
      <text:p text:style-name="P3">M: *Thinking* Alright, Tabitha said that she’d be here at the park waiting on a bench. <text:s/>Can’t imagine there will be too many cute, short, Indian girls hanging around, but she also knows to look for the tall, goth Polish girl, so I imagine this will be an easy find.</text:p>
      <text:p text:style-name="P3"/>
      <text:p text:style-name="P3">[Maddie walks up to an Indian girl on a bench who instantly lights up]</text:p>
      <text:p text:style-name="P3"/>
      <text:p text:style-name="P2">L: Hi there! <text:s/>It’s so nice to meet you. <text:s/>I know it’s a bit awkward having Tabitha setting us up on a blind date, but I’m really glad that you showed up. <text:s/>My name is Ananthalekshmy, but you can call me Lekshmy if that’s easier for you. <text:s/><text:span text:style-name="T1">She said your name was Maddie, right?</text:span></text:p>
      <text:p text:style-name="P2"/>
      <text:p text:style-name="P4">MAZE</text:p>
      <text:list text:style-name="L1">
        <text:list-item>
          <text:p text:style-name="P5">It’s so nice to meet you too! <text:s text:c="2"/>My name is <text:span text:style-name="T2">Magdalena, </text:span><text:span text:style-name="T3">but </text:span><text:span text:style-name="T1">yeah everyone calls me Maddie.</text:span> <text:s/>I’ve really been looking forward to this.</text:p>
        </text:list-item>
        <text:list-item>
          <text:p text:style-name="P6">Yup, that’s me.</text:p>
        </text:list-item>
        <text:list-item>
          <text:p text:style-name="P5">Don’t worry, you’ll be screaming my name soon enough. <text:s/><text:span text:style-name="T3">Maddie. <text:s/>You’ll be shouting “Maddie.”</text:span></text:p>
        </text:list-item>
      </text:list>
      <text:list text:style-name="L2">
        <text:list-item>
          <text:list>
            <text:list-item>
              <text:p text:style-name="P7"><text:span text:style-name="T4">L: <text:s/>Oh! <text:s/>Erm, yeah I guess if I’m looking around for you it might be nice to yell it out. <text:s/>Heh. </text:span></text:p>
            </text:list-item>
          </text:list>
        </text:list-item>
      </text:list>
      <text:p text:style-name="P8"/>
      <text:p text:style-name="P9">L: Well it’s so nice to meet you, <text:span text:style-name="T3">Maddie. <text:s/>I haven’t gotten out in a while and really met anyone new, let alone </text:span><text:span text:style-name="T5">gone on </text:span><text:span text:style-name="T3">a date. <text:s/>I feel like meeting people in the city has been pretty tough. <text:s/>I’m from a small town where everyone knew each other, and while it wasn’t always great having everyone in your business, at least you never felt alone. <text:s/></text:span></text:p>
      <text:p text:style-name="P10">L: <text:s/>But look at me yapping on and on! <text:s/>I’m a bit of a talker, so sorry if I’m not letting you speak enough. <text:s/>Tell me about yourself! <text:s/>What do you like to do in your free time?</text:p>
      <text:p text:style-name="P10"/>
      <text:p text:style-name="P11">MAZE</text:p>
      <text:list xml:id="list3041681055" text:style-name="L3">
        <text:list-item>
          <text:p text:style-name="P12">Start conversation about living in the city and the art that you draw</text:p>
        </text:list-item>
      </text:list>
      <text:list text:style-name="L4">
        <text:list-item>
          <text:list>
            <text:list-item>
              <text:p text:style-name="P13"><text:span text:style-name="T6">M: </text:span><text:span text:style-name="T4">Oh it’s no problem at all! <text:s/>I like listening to you talk. <text:s/>And yeah, I completely understand. <text:s/>It can be tough feeling like your surrounded by millions of people, while simultaneously feeling like everyone around you knows wha</text:span><text:span text:style-name="T6">t they’re doing and having it all figured out, and it makes it that much harder to truly reach out. <text:s/></text:span><text:span text:style-name="T7">I’m g</text:span><text:span text:style-name="T6">lad Tabitha helped us both out though. Otherwise, I really like drawing and animation, and making cool art with friends over the internet. <text:s/>It’s really fulfilling work.</text:span></text:p>
            </text:list-item>
            <text:list-item>
              <text:p text:style-name="P14"><text:span text:style-name="T6">L: <text:s/>That’s so cool! <text:s/>I always wanted to get more into art, but I’m not much of a painter. <text:s/>I’d love to take a look sometime if that’d be ok with you.</text:span></text:p>
            </text:list-item>
            <text:list-item>
              <text:p text:style-name="P14"><text:span text:style-name="T6">M: <text:s/>Of course!</text:span></text:p>
            </text:list-item>
          </text:list>
        </text:list-item>
      </text:list>
      <text:list xml:id="list224228546479985" text:continue-list="list3041681055" text:style-name="L3">
        <text:list-item>
          <text:p text:style-name="P12">Start conversation about a few basic things you like to do</text:p>
        </text:list-item>
      </text:list>
      <text:list text:style-name="L5">
        <text:list-item>
          <text:list>
            <text:list-item>
              <text:p text:style-name="P15"><text:span text:style-name="T6">M: </text:span><text:span text:style-name="T8">Well, I do love going the movies. <text:s/>I do art now, but I studied film in college and really like watching </text:span><text:span text:style-name="T7">movies and gaming youtuber videos with my friends.</text:span></text:p>
            </text:list-item>
            <text:list-item>
              <text:p text:style-name="P16"><text:span text:style-name="T9">L: Oh I really like video games too!</text:span></text:p>
            </text:list-item>
            <text:list-item>
              <text:p text:style-name="P16"><text:span text:style-name="T9">M: You would, you’re in one right now.</text:span></text:p>
            </text:list-item>
            <text:list-item>
              <text:p text:style-name="P16"><text:span text:style-name="T9">L: I’M WHAT</text:span></text:p>
            </text:list-item>
          </text:list>
        </text:list-item>
      </text:list>
      <text:list xml:id="list224228458129241" text:continue-list="list224228546479985" text:style-name="L3">
        <text:list-item>
          <text:p text:style-name="P12">Start brief conversation on how you don’t do too much and just hang around</text:p>
        </text:list-item>
      </text:list>
      <text:list text:style-name="L6">
        <text:list-item>
          <text:list>
            <text:list-item>
              <text:p text:style-name="P17"><text:soft-page-break/><text:span text:style-name="T10">M: </text:span><text:span text:style-name="T11">Nothing super interesting. <text:s/>I like going to the movies or just wandering around the city. I’ve been here most my life, so I’m pretty used to the feeling. <text:s/>Not the most pleasant at first, but you get used to it. <text:s/>Hope you figure it out soon enough.</text:span></text:p>
            </text:list-item>
            <text:list-item>
              <text:p text:style-name="P18">L: Thanks.</text:p>
            </text:list-item>
          </text:list>
        </text:list-item>
      </text:list>
      <text:list xml:id="list224228295071054" text:continue-list="list224228458129241" text:style-name="L3">
        <text:list-item>
          <text:p text:style-name="P12">Go on full diatribe about Bitcoin and the underlying technology and how you’re going to be rich one day</text:p>
        </text:list-item>
      </text:list>
      <text:list text:style-name="L7">
        <text:list-item>
          <text:list>
            <text:list-item>
              <text:p text:style-name="P19"><text:span text:style-name="T6">M: Personally, I’m about that grind. <text:s/>There’s two types of people: losers, and people who think they’re not, when they really are. <text:s/>Then there’s me, a born winner. <text:s/>As we speak I’m knee deep in making my own crypto coin that is going to revolutionize commerce as we know it. Say goodbye to Ether</text:span><text:span text:style-name="T8">e</text:span><text:span text:style-name="T6">um, say “au rev</text:span><text:span text:style-name="T8">oi</text:span><text:span text:style-name="T6">r” </text:span><text:span text:style-name="T12">to DOGE Coin, but say</text:span><text:bookmark text:name="tw-target-text"/><text:span text:style-name="T13"> </text:span><text:span text:style-name="T14">Cześć </text:span><text:span text:style-name="T15">to PollackCoin. <text:s/>People like to make fun of bitcoin, but it’s just because they don’t understand the underlying technology that makes it all possible. </text:span></text:p>
            </text:list-item>
            <text:list-item>
              <text:p text:style-name="P20"><text:span text:style-name="T14">L: Yeah I’m not really int-</text:span></text:p>
            </text:list-item>
            <text:list-item>
              <text:p text:style-name="P21"><text:span text:style-name="T16">M: </text:span><text:span text:style-name="T14">The way that bitcoin works is through something called „blockchain” which means that all transactions are tracked through a unique hash that is also linked to the previously hashed block</text:span><text:span text:style-name="T16">s</text:span><text:span text:style-name="T14"> that are all broadcasted to the network and shared across all computers. <text:s/></text:span><text:span text:style-name="T16">The guenius of this technology means that only the smartest people across the globe can invest in things like PollackCoin, and allow even geniuser people like me to make millions. Maybe if you’re lucky I’ll invite you to the Cayman Islands for a little getaway.</text:span></text:p>
            </text:list-item>
            <text:list-item>
              <text:p text:style-name="P21"><text:span text:style-name="T16">L: <text:s/>Hmm, I think I’m actually busy that weekend. </text:span></text:p>
            </text:list-item>
          </text:list>
        </text:list-item>
      </text:list>
      <text:p text:style-name="P22"><text:span text:style-name="T16">L: </text:span><text:span text:style-name="T14">Well I appreciate you sharing that with me. <text:s/>I always love learning about people’s interests. <text:s/></text:span><text:span text:style-name="T17">Even though it’s nice to have the same intersets as someone, honestly I care much more about someone being passionate. <text:s/>It doesn’t have to be waht I’m passionate about, as long as it’s something. <text:s/>If I’m dating outside of India I’m not expecting anybody to be able to quote Ohm Shanty Ohm to me, but even just putting in the effort to relate is more than enough. <text:s/>Is there anything in particular that you’re looking for in a partner?</text:span></text:p>
      <text:p text:style-name="P22"><text:span text:style-name="T17"/></text:p>
      <text:p text:style-name="P22"><text:span text:style-name="T18">MAZE</text:span></text:p>
      <text:list xml:id="list2034825946" text:style-name="L8">
        <text:list-item>
          <text:p text:style-name="P23"><text:span text:style-name="T19">M: I’m definitely looking for something more serious. I’m all for having fun, but I do take the word „partner” quite literally and want someone that I can truly share my life with.</text:span></text:p>
        </text:list-item>
      </text:list>
      <text:list text:style-name="L9">
        <text:list-item>
          <text:p text:style-name="P24"><text:span text:style-name="T20">L: </text:span><text:span text:style-name="T19">Well, nobody knows the future for sure, but I suppose I wouldn’t mind spending a bit more time figuring it out with you.</text:span></text:p>
        </text:list-item>
      </text:list>
      <text:list xml:id="list224228317561878" text:continue-list="list2034825946" text:style-name="L8">
        <text:list-item>
          <text:p text:style-name="P23"><text:span text:style-name="T21">M: </text:span><text:span text:style-name="T19">I’m not sure honestly. <text:s/>I think I’m just here to have some fun and see what happens. <text:s/>If it turns into something serious great, but if it just lasts for a few days then that’s great too. </text:span></text:p>
        </text:list-item>
      </text:list>
      <text:list text:style-name="L10">
        <text:list-item>
          <text:p text:style-name="P25"><text:span text:style-name="T19">L: That’s understandable! <text:s/>I do feel like I know what I want, but I also know that nothing in life is for certain, so taking it one day at a time is a good effort.</text:span></text:p>
        </text:list-item>
      </text:list>
      <text:list xml:id="list224228665434293" text:continue-list="list224228317561878" text:style-name="L8">
        <text:list-item>
          <text:p text:style-name="P23"><text:span text:style-name="T21">M: </text:span><text:span text:style-name="T19">I’m not really looking for anything serious. <text:s/>You seem like someone who’s really nice and fun to talk to, but I also haven’t got laid in a while and that’s not a low priority for me.</text:span></text:p>
        </text:list-item>
      </text:list>
      <text:list text:style-name="L11">
        <text:list-item>
          <text:p text:style-name="P26"><text:span text:style-name="T19">L: Well, I’m not exactly sure you and I are looking for the same thing. <text:s/>Maybe we can talk a bit more about it, but if you need something else out of a partner I fully understand.</text:span></text:p>
        </text:list-item>
      </text:list>
      <text:list xml:id="list224228602540032" text:continue-list="list224228665434293" text:style-name="L8">
        <text:list-item>
          <text:p text:style-name="P23"><text:span text:style-name="T21">M: </text:span><text:span text:style-name="T19">I’m just here to fuck around and find out. <text:s/>Except in this scenario you can call me „around” and the thing you’re finding is my vagina. <text:s/>I’m so sorry I just wrote this out.</text:span></text:p>
        </text:list-item>
      </text:list>
      <text:list text:style-name="L12">
        <text:list-item>
          <text:p text:style-name="P27"><text:span text:style-name="T19">L: <text:s/>Jesus Christ dude, you really can’t read the room.</text:span></text:p>
        </text:list-item>
      </text:list>
      <text:list text:continue-list="list224228602540032" text:style-name="L8">
        <text:list-header>
          <text:p text:style-name="P23"><text:span text:style-name="T19"/></text:p>
        </text:list-header>
      </text:list>
      <text:p text:style-name="P28"><text:span text:style-name="T19">Note: <text:s/>If you have gotten too many bad answers at this point then Lekshmy will call off the date.</text:span></text:p>
      <text:p text:style-name="P28"><text:span text:style-name="T19"/></text:p>
      <text:p text:style-name="P29"><text:span text:style-name="T22"/></text:p>
      <text:p text:style-name="P29"><text:span text:style-name="T22">L: </text:span><text:span text:style-name="T23">But yeah, it was really nice of Tabitha to do this for us. <text:s/>She’s been mentioning it for such a long time, and I kept saying no either becuase I was busy or shy, and finally she just forced me into this, </text:span><text:soft-page-break/><text:span text:style-name="T23">which I honestly am pretty thankful for. <text:s/>She told me a lot of interesting things about you that really made me look forward to today. <text:s/>It also helps that she told me that she also told you a lot of stuff about me as well. <text:s/>Sometimes it can be a bit tough when you don’t know anything about the other person, but the fact I already know things like that you only have one brother, that you’re from Kodz, you get along with your mom, and stuff like that already meant that I could have a mental image of you in my head. <text:s/>If you don’t mind me asking, what was it about me that Tabitha brought up that made you think that we’d potentially be a fit?</text:span></text:p>
      <text:p text:style-name="P3"><text:span text:style-name="T23">M: </text:span><text:span text:style-name="T22">*Thinking* Oh god, that was like a week and a half ago, how the hell am I supposed to remember everything she said? <text:s/>I’m sure I can dredge up something though...</text:span></text:p>
      <text:p text:style-name="P29"><text:span text:style-name="T23"/></text:p>
      <text:p text:style-name="P30"><text:span text:style-name="T19">Memory Game – A Bunch of Tiles for things like Family, Upbringing, Etc. And You’re Scored Based On Amount of Tiles Matched</text:span></text:p>
      <text:list xml:id="list522811068" text:style-name="L13">
        <text:list-item>
          <text:p text:style-name="P31"><text:span text:style-name="T19">M: Oh my gosh, everything about you is so fascinating. <text:s/>You moving all the way from Kerala on your own, dealing with all the culture shock, having to hide parts of your life from your parents, it was really all interesting to hear. <text:s/>I’m not really into Americans too much, so having someeone who is also far away from their home just let me know that this would be an easy match.</text:span></text:p>
        </text:list-item>
      </text:list>
      <text:list text:style-name="L14">
        <text:list-item>
          <text:p text:style-name="P32"><text:span text:style-name="T19">L: Oh wow you really were listening! <text:s/>Makes me so happy to hear that you are already so accepting of </text:span><text:span text:style-name="T24">all these different things about me, even though we’ve only known each other for a few minutes.</text:span></text:p>
        </text:list-item>
      </text:list>
      <text:list xml:id="list224229092067333" text:continue-list="list522811068" text:style-name="L13">
        <text:list-item>
          <text:p text:style-name="P33"><text:span text:style-name="T25">M: </text:span><text:span text:style-name="T26">Um, well I know you’re from India (obviously) and you and I both only have one sibling, so that stuff is pretty cool. <text:s/>Same with me?</text:span></text:p>
        </text:list-item>
      </text:list>
      <text:list text:style-name="L15">
        <text:list-item>
          <text:p text:style-name="P34"><text:span text:style-name="T27">L: <text:s/>Really? <text:s/></text:span><text:span text:style-name="T28">ഒരു നിമിഷം</text:span><text:span text:style-name="T29">, </text:span><text:span text:style-name="T28">നീ യഥാർത്ഥത്തിൽ ഇന്ത്യയിൽ നിന്നാണോ</text:span><text:span text:style-name="T29">?</text:span><text:span text:style-name="T30"> </text:span></text:p>
        </text:list-item>
        <text:list-item>
          <text:p text:style-name="P35"><text:span text:style-name="T25">M: <text:s/>I literally do not have a single fucking clue what just happened.</text:span></text:p>
        </text:list-item>
        <text:list-item>
          <text:p text:style-name="P35"><text:span text:style-name="T25">L: <text:s/>Oh, you said you too! <text:s/>You’ve been to India?</text:span></text:p>
        </text:list-item>
        <text:list-item>
          <text:p text:style-name="P35"><text:span text:style-name="T25">M: Oh, I just meant I also only have one brother. <text:s/>I have no clue what you said.</text:span></text:p>
        </text:list-item>
        <text:list-item>
          <text:p text:style-name="P35"><text:span text:style-name="T25">L: <text:s/>Oh, sorry, I just got a little excited.</text:span></text:p>
        </text:list-item>
      </text:list>
      <text:list text:continue-list="list224229092067333" text:style-name="L13">
        <text:list-item>
          <text:p text:style-name="P36"><text:span text:style-name="T19">M: Ummmmm, well I really like Kumail Nanjiani. <text:s/>He’s Indian right?</text:span></text:p>
        </text:list-item>
      </text:list>
      <text:list text:style-name="L16">
        <text:list-item>
          <text:p text:style-name="P37"><text:span text:style-name="T19">L: <text:s/>He’s from Pakistan</text:span></text:p>
        </text:list-item>
        <text:list-item>
          <text:p text:style-name="P37"><text:span text:style-name="T19">M: <text:s/>……. which is ….</text:span></text:p>
        </text:list-item>
        <text:list-item>
          <text:p text:style-name="P37"><text:span text:style-name="T19">L: Not India</text:span></text:p>
        </text:list-item>
        <text:list-item>
          <text:p text:style-name="P37"><text:span text:style-name="T19">M: Got it. </text:span></text:p>
        </text:list-item>
        <text:list-item>
          <text:p text:style-name="P37"><text:span text:style-name="T19">L: <text:s/>Do you remember anything she said?</text:span></text:p>
        </text:list-item>
        <text:list-item>
          <text:p text:style-name="P37"><text:span text:style-name="T19">M: No.</text:span></text:p>
        </text:list-item>
        <text:list-item>
          <text:p text:style-name="P37"><text:span text:style-name="T19">L: Got it.</text:span></text:p>
        </text:list-item>
      </text:list>
      <text:p text:style-name="P38"><text:span text:style-name="T19"/></text:p>
      <text:p text:style-name="P39"><text:span text:style-name="T19">L: Alright, I think it’s starting to get a little bit late. <text:s/>Have to wake up at 6:30am tomorrow for work.</text:span></text:p>
      <text:p text:style-name="P40"><text:span text:style-name="T19">Depending on How The Date Has Gone</text:span></text:p>
      <text:list text:style-name="L17">
        <text:list-item>
          <text:p text:style-name="P41"><text:span text:style-name="T31">I had so much fun getting to know you though! <text:s/>If it’s alright with you I’d really like to see you again. <text:s/>I was really nervous in the beginning, but I already feel so comfortable around you, and would really like to explore this some more. <text:s/>Please call me when you get the chance. <text:s/>Bye!</text:span></text:p>
        </text:list-item>
        <text:list-item>
          <text:p text:style-name="P42"><text:span text:style-name="T22">I had a really nice time. <text:s/>I think I should be free again sometime next week or so if you maybe want to go out again? <text:s/>Feel like there’s still a lot to learn about each other, so if you have the time just send me a text! <text:s/>Hope you have a nice night. <text:s/>Bye.</text:span></text:p>
        </text:list-item>
        <text:list-item>
          <text:p text:style-name="P42"><text:span text:style-name="T22">It was nice meeting you, but I’m not sure that this is going to work out between us. <text:s/>It was nice for Tabitha to set us up, but I think you and I are looking for different things. <text:s/>I hope you find what you’re looking for.</text:span></text:p>
        </text:list-item>
        <text:list-item>
          <text:p text:style-name="P42"><text:span text:style-name="T22">Yeah, I don’t think is is a good match for us. <text:s/>If you wouldn’t mind deleting my number I would appreciate it. <text:s/>Bye.</text:span></text:p>
        </text:list-item>
      </text:list>
      <text:p text:style-name="P40"><text:soft-page-break/><text:span text:style-name="T19"/></text:p>
      <text:p text:style-name="P22"><text:span text:style-name="T17"><text:tab/></text:span></text:p>
      <text:list text:continue-list="list224228295071054" text:style-name="L3">
        <text:list-header>
          <text:p text:style-name="P43"/>
        </text:list-header>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4T20:23:14.517000000</meta:creation-date>
    <dc:date>2025-04-05T22:22:45.798000000</dc:date>
    <meta:editing-duration>PT7M22S</meta:editing-duration>
    <meta:editing-cycles>1</meta:editing-cycles>
    <meta:generator>LibreOffice/24.8.5.2$Windows_X86_64 LibreOffice_project/fddf2685c70b461e7832239a0162a77216259f22</meta:generator>
    <meta:document-statistic meta:table-count="0" meta:image-count="0" meta:object-count="0" meta:page-count="4" meta:paragraph-count="68" meta:word-count="1838" meta:character-count="9377" meta:non-whitespace-character-count="7558"/>
  </office:meta>
</office:document-meta>
</file>